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ce1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-2" calcext:value-type="float">
            <text:p>-2</text:p>
          </table:table-cell>
          <table:table-cell table:formula="of:=MAX([.D2]-2;[.C3]-2;[.C2]+IF([.B3]=[.D1];1;-1))" office:value-type="float" office:value="-1" calcext:value-type="float">
            <text:p>-1</text:p>
          </table:table-cell>
          <table:table-cell table:formula="of:=MAX([.E2]-2;[.D3]-2;[.D2]+IF([.C3]=[.E1];1;-1))" office:value-type="float" office:value="-3" calcext:value-type="float">
            <text:p>-3</text:p>
          </table:table-cell>
          <table:table-cell table:formula="of:=MAX([.F2]-2;[.E3]-2;[.E2]+IF([.D3]=[.F1];1;-1))" office:value-type="float" office:value="-5" calcext:value-type="float">
            <text:p>-5</text:p>
          </table:table-cell>
          <table:table-cell table:formula="of:=MAX([.G2]-2;[.F3]-2;[.F2]+IF([.E3]=[.G1];1;-1))" office:value-type="float" office:value="-7" calcext:value-type="float">
            <text:p>-7</text:p>
          </table:table-cell>
          <table:table-cell table:formula="of:=MAX([.H2]-2;[.G3]-2;[.G2]+IF([.F3]=[.H1];1;-1))" office:value-type="float" office:value="-9" calcext:value-type="float">
            <text:p>-9</text:p>
          </table:table-cell>
          <table:table-cell table:formula="of:=MAX([.I2]-2;[.H3]-2;[.H2]+IF([.G3]=[.I1];1;-1))" office:value-type="float" office:value="-11" calcext:value-type="float">
            <text:p>-11</text:p>
          </table:table-cell>
          <table:table-cell table:formula="of:=MAX([.J2]-2;[.I3]-2;[.I2]+IF([.H3]=[.J1];1;-1))" office:value-type="float" office:value="-13" calcext:value-type="float">
            <text:p>-13</text:p>
          </table:table-cell>
          <table:table-cell table:formula="of:=MAX([.K2]-2;[.J3]-2;[.J2]+IF([.I3]=[.K1];1;-1))" office:value-type="float" office:value="-15" calcext:value-type="float">
            <text:p>-15</text:p>
          </table:table-cell>
          <table:table-cell table:formula="of:=MAX([.L2]-2;[.K3]-2;[.K2]+IF([.J3]=[.L1];1;-1))" office:value-type="float" office:value="-17" calcext:value-type="float">
            <text:p>-17</text:p>
          </table:table-cell>
          <table:table-cell table:formula="of:=MAX([.M2]-2;[.L3]-2;[.L2]+IF([.K3]=[.M1];1;-1))" office:value-type="float" office:value="-19" calcext:value-type="float">
            <text:p>-19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-4" calcext:value-type="float">
            <text:p>-4</text:p>
          </table:table-cell>
          <table:table-cell table:formula="of:=MAX([.D3]-2;[.C4]-2;[.C3]+IF([.B4]=[.D2];1;-1))" office:value-type="float" office:value="-3" calcext:value-type="float">
            <text:p>-3</text:p>
          </table:table-cell>
          <table:table-cell table:formula="of:=MAX([.E3]-2;[.D4]-2;[.D3]+IF([.C4]=[.E2];1;-1))" office:value-type="float" office:value="0" calcext:value-type="float">
            <text:p>0</text:p>
          </table:table-cell>
          <table:table-cell table:formula="of:=MAX([.F3]-2;[.E4]-2;[.E3]+IF([.D4]=[.F2];1;-1))" office:value-type="float" office:value="-2" calcext:value-type="float">
            <text:p>-2</text:p>
          </table:table-cell>
          <table:table-cell table:formula="of:=MAX([.G3]-2;[.F4]-2;[.F3]+IF([.E4]=[.G2];1;-1))" office:value-type="float" office:value="-4" calcext:value-type="float">
            <text:p>-4</text:p>
          </table:table-cell>
          <table:table-cell table:formula="of:=MAX([.H3]-2;[.G4]-2;[.G3]+IF([.F4]=[.H2];1;-1))" office:value-type="float" office:value="-6" calcext:value-type="float">
            <text:p>-6</text:p>
          </table:table-cell>
          <table:table-cell table:formula="of:=MAX([.I3]-2;[.H4]-2;[.H3]+IF([.G4]=[.I2];1;-1))" office:value-type="float" office:value="-8" calcext:value-type="float">
            <text:p>-8</text:p>
          </table:table-cell>
          <table:table-cell table:formula="of:=MAX([.J3]-2;[.I4]-2;[.I3]+IF([.H4]=[.J2];1;-1))" office:value-type="float" office:value="-10" calcext:value-type="float">
            <text:p>-10</text:p>
          </table:table-cell>
          <table:table-cell table:formula="of:=MAX([.K3]-2;[.J4]-2;[.J3]+IF([.I4]=[.K2];1;-1))" office:value-type="float" office:value="-12" calcext:value-type="float">
            <text:p>-12</text:p>
          </table:table-cell>
          <table:table-cell table:formula="of:=MAX([.L3]-2;[.K4]-2;[.K3]+IF([.J4]=[.L2];1;-1))" office:value-type="float" office:value="-14" calcext:value-type="float">
            <text:p>-14</text:p>
          </table:table-cell>
          <table:table-cell table:formula="of:=MAX([.M3]-2;[.L4]-2;[.L3]+IF([.K4]=[.M2];1;-1))"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-6" calcext:value-type="float">
            <text:p>-6</text:p>
          </table:table-cell>
          <table:table-cell table:formula="of:=MAX([.D4]-2;[.C5]-2;[.C4]+IF([.B5]=[.D3];1;-1))" office:value-type="float" office:value="-5" calcext:value-type="float">
            <text:p>-5</text:p>
          </table:table-cell>
          <table:table-cell table:formula="of:=MAX([.E4]-2;[.D5]-2;[.D4]+IF([.C5]=[.E3];1;-1))" office:value-type="float" office:value="-2" calcext:value-type="float">
            <text:p>-2</text:p>
          </table:table-cell>
          <table:table-cell table:formula="of:=MAX([.F4]-2;[.E5]-2;[.E4]+IF([.D5]=[.F3];1;-1))" office:value-type="float" office:value="1" calcext:value-type="float">
            <text:p>1</text:p>
          </table:table-cell>
          <table:table-cell table:formula="of:=MAX([.G4]-2;[.F5]-2;[.F4]+IF([.E5]=[.G3];1;-1))" office:value-type="float" office:value="-1" calcext:value-type="float">
            <text:p>-1</text:p>
          </table:table-cell>
          <table:table-cell table:formula="of:=MAX([.H4]-2;[.G5]-2;[.G4]+IF([.F5]=[.H3];1;-1))" office:value-type="float" office:value="-3" calcext:value-type="float">
            <text:p>-3</text:p>
          </table:table-cell>
          <table:table-cell table:formula="of:=MAX([.I4]-2;[.H5]-2;[.H4]+IF([.G5]=[.I3];1;-1))" office:value-type="float" office:value="-5" calcext:value-type="float">
            <text:p>-5</text:p>
          </table:table-cell>
          <table:table-cell table:formula="of:=MAX([.J4]-2;[.I5]-2;[.I4]+IF([.H5]=[.J3];1;-1))" office:value-type="float" office:value="-7" calcext:value-type="float">
            <text:p>-7</text:p>
          </table:table-cell>
          <table:table-cell table:formula="of:=MAX([.K4]-2;[.J5]-2;[.J4]+IF([.I5]=[.K3];1;-1))" office:value-type="float" office:value="-9" calcext:value-type="float">
            <text:p>-9</text:p>
          </table:table-cell>
          <table:table-cell table:formula="of:=MAX([.L4]-2;[.K5]-2;[.K4]+IF([.J5]=[.L3];1;-1))" office:value-type="float" office:value="-11" calcext:value-type="float">
            <text:p>-11</text:p>
          </table:table-cell>
          <table:table-cell table:formula="of:=MAX([.M4]-2;[.L5]-2;[.L4]+IF([.K5]=[.M3];1;-1))"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8" calcext:value-type="float">
            <text:p>-8</text:p>
          </table:table-cell>
          <table:table-cell table:formula="of:=MAX([.D5]-2;[.C6]-2;[.C5]+IF([.B6]=[.D4];1;-1))" office:value-type="float" office:value="-7" calcext:value-type="float">
            <text:p>-7</text:p>
          </table:table-cell>
          <table:table-cell table:formula="of:=MAX([.E5]-2;[.D6]-2;[.D5]+IF([.C6]=[.E4];1;-1))" office:value-type="float" office:value="-4" calcext:value-type="float">
            <text:p>-4</text:p>
          </table:table-cell>
          <table:table-cell table:formula="of:=MAX([.F5]-2;[.E6]-2;[.E5]+IF([.D6]=[.F4];1;-1))" office:value-type="float" office:value="-1" calcext:value-type="float">
            <text:p>-1</text:p>
          </table:table-cell>
          <table:table-cell table:formula="of:=MAX([.G5]-2;[.F6]-2;[.F5]+IF([.E6]=[.G4];1;-1))" office:value-type="float" office:value="2" calcext:value-type="float">
            <text:p>2</text:p>
          </table:table-cell>
          <table:table-cell table:formula="of:=MAX([.H5]-2;[.G6]-2;[.G5]+IF([.F6]=[.H4];1;-1))" office:value-type="float" office:value="0" calcext:value-type="float">
            <text:p>0</text:p>
          </table:table-cell>
          <table:table-cell table:formula="of:=MAX([.I5]-2;[.H6]-2;[.H5]+IF([.G6]=[.I4];1;-1))" office:value-type="float" office:value="-2" calcext:value-type="float">
            <text:p>-2</text:p>
          </table:table-cell>
          <table:table-cell table:formula="of:=MAX([.J5]-2;[.I6]-2;[.I5]+IF([.H6]=[.J4];1;-1))" office:value-type="float" office:value="-4" calcext:value-type="float">
            <text:p>-4</text:p>
          </table:table-cell>
          <table:table-cell table:formula="of:=MAX([.K5]-2;[.J6]-2;[.J5]+IF([.I6]=[.K4];1;-1))" office:value-type="float" office:value="-6" calcext:value-type="float">
            <text:p>-6</text:p>
          </table:table-cell>
          <table:table-cell table:formula="of:=MAX([.L5]-2;[.K6]-2;[.K5]+IF([.J6]=[.L4];1;-1))" office:value-type="float" office:value="-8" calcext:value-type="float">
            <text:p>-8</text:p>
          </table:table-cell>
          <table:table-cell table:formula="of:=MAX([.M5]-2;[.L6]-2;[.L5]+IF([.K6]=[.M4];1;-1))"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0" calcext:value-type="float">
            <text:p>-10</text:p>
          </table:table-cell>
          <table:table-cell table:formula="of:=MAX([.D6]-2;[.C7]-2;[.C6]+IF([.B7]=[.D5];1;-1))" office:value-type="float" office:value="-9" calcext:value-type="float">
            <text:p>-9</text:p>
          </table:table-cell>
          <table:table-cell table:formula="of:=MAX([.E6]-2;[.D7]-2;[.D6]+IF([.C7]=[.E5];1;-1))" office:value-type="float" office:value="-6" calcext:value-type="float">
            <text:p>-6</text:p>
          </table:table-cell>
          <table:table-cell table:formula="of:=MAX([.F6]-2;[.E7]-2;[.E6]+IF([.D7]=[.F5];1;-1))" office:value-type="float" office:value="-3" calcext:value-type="float">
            <text:p>-3</text:p>
          </table:table-cell>
          <table:table-cell table:formula="of:=MAX([.G6]-2;[.F7]-2;[.F6]+IF([.E7]=[.G5];1;-1))" office:value-type="float" office:value="0" calcext:value-type="float">
            <text:p>0</text:p>
          </table:table-cell>
          <table:table-cell table:formula="of:=MAX([.H6]-2;[.G7]-2;[.G6]+IF([.F7]=[.H5];1;-1))" office:value-type="float" office:value="3" calcext:value-type="float">
            <text:p>3</text:p>
          </table:table-cell>
          <table:table-cell table:formula="of:=MAX([.I6]-2;[.H7]-2;[.H6]+IF([.G7]=[.I5];1;-1))" office:value-type="float" office:value="1" calcext:value-type="float">
            <text:p>1</text:p>
          </table:table-cell>
          <table:table-cell table:formula="of:=MAX([.J6]-2;[.I7]-2;[.I6]+IF([.H7]=[.J5];1;-1))" office:value-type="float" office:value="-1" calcext:value-type="float">
            <text:p>-1</text:p>
          </table:table-cell>
          <table:table-cell table:formula="of:=MAX([.K6]-2;[.J7]-2;[.J6]+IF([.I7]=[.K5];1;-1))" office:value-type="float" office:value="-3" calcext:value-type="float">
            <text:p>-3</text:p>
          </table:table-cell>
          <table:table-cell table:formula="of:=MAX([.L6]-2;[.K7]-2;[.K6]+IF([.J7]=[.L5];1;-1))" office:value-type="float" office:value="-5" calcext:value-type="float">
            <text:p>-5</text:p>
          </table:table-cell>
          <table:table-cell table:formula="of:=MAX([.M6]-2;[.L7]-2;[.L6]+IF([.K7]=[.M5];1;-1))"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-12" calcext:value-type="float">
            <text:p>-12</text:p>
          </table:table-cell>
          <table:table-cell table:formula="of:=MAX([.D7]-2;[.C8]-2;[.C7]+IF([.B8]=[.D6];1;-1))" office:value-type="float" office:value="-11" calcext:value-type="float">
            <text:p>-11</text:p>
          </table:table-cell>
          <table:table-cell table:formula="of:=MAX([.E7]-2;[.D8]-2;[.D7]+IF([.C8]=[.E6];1;-1))" office:value-type="float" office:value="-8" calcext:value-type="float">
            <text:p>-8</text:p>
          </table:table-cell>
          <table:table-cell table:formula="of:=MAX([.F7]-2;[.E8]-2;[.E7]+IF([.D8]=[.F6];1;-1))" office:value-type="float" office:value="-5" calcext:value-type="float">
            <text:p>-5</text:p>
          </table:table-cell>
          <table:table-cell table:formula="of:=MAX([.G7]-2;[.F8]-2;[.F7]+IF([.E8]=[.G6];1;-1))" office:value-type="float" office:value="-2" calcext:value-type="float">
            <text:p>-2</text:p>
          </table:table-cell>
          <table:table-cell table:formula="of:=MAX([.H7]-2;[.G8]-2;[.G7]+IF([.F8]=[.H6];1;-1))" office:value-type="float" office:value="1" calcext:value-type="float">
            <text:p>1</text:p>
          </table:table-cell>
          <table:table-cell table:formula="of:=MAX([.I7]-2;[.H8]-2;[.H7]+IF([.G8]=[.I6];1;-1))" office:value-type="float" office:value="4" calcext:value-type="float">
            <text:p>4</text:p>
          </table:table-cell>
          <table:table-cell table:formula="of:=MAX([.J7]-2;[.I8]-2;[.I7]+IF([.H8]=[.J6];1;-1))" office:value-type="float" office:value="2" calcext:value-type="float">
            <text:p>2</text:p>
          </table:table-cell>
          <table:table-cell table:formula="of:=MAX([.K7]-2;[.J8]-2;[.J7]+IF([.I8]=[.K6];1;-1))" office:value-type="float" office:value="0" calcext:value-type="float">
            <text:p>0</text:p>
          </table:table-cell>
          <table:table-cell table:formula="of:=MAX([.L7]-2;[.K8]-2;[.K7]+IF([.J8]=[.L6];1;-1))" office:value-type="float" office:value="-2" calcext:value-type="float">
            <text:p>-2</text:p>
          </table:table-cell>
          <table:table-cell table:formula="of:=MAX([.M7]-2;[.L8]-2;[.L7]+IF([.K8]=[.M6];1;-1)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14" calcext:value-type="float">
            <text:p>-14</text:p>
          </table:table-cell>
          <table:table-cell table:formula="of:=MAX([.D8]-2;[.C9]-2;[.C8]+IF([.B9]=[.D7];1;-1))" office:value-type="float" office:value="-13" calcext:value-type="float">
            <text:p>-13</text:p>
          </table:table-cell>
          <table:table-cell table:formula="of:=MAX([.E8]-2;[.D9]-2;[.D8]+IF([.C9]=[.E7];1;-1))" office:value-type="float" office:value="-10" calcext:value-type="float">
            <text:p>-10</text:p>
          </table:table-cell>
          <table:table-cell table:formula="of:=MAX([.F8]-2;[.E9]-2;[.E8]+IF([.D9]=[.F7];1;-1))" office:value-type="float" office:value="-7" calcext:value-type="float">
            <text:p>-7</text:p>
          </table:table-cell>
          <table:table-cell table:formula="of:=MAX([.G8]-2;[.F9]-2;[.F8]+IF([.E9]=[.G7];1;-1))" office:value-type="float" office:value="-4" calcext:value-type="float">
            <text:p>-4</text:p>
          </table:table-cell>
          <table:table-cell table:formula="of:=MAX([.H8]-2;[.G9]-2;[.G8]+IF([.F9]=[.H7];1;-1))" office:value-type="float" office:value="-1" calcext:value-type="float">
            <text:p>-1</text:p>
          </table:table-cell>
          <table:table-cell table:formula="of:=MAX([.I8]-2;[.H9]-2;[.H8]+IF([.G9]=[.I7];1;-1))" office:value-type="float" office:value="2" calcext:value-type="float">
            <text:p>2</text:p>
          </table:table-cell>
          <table:table-cell table:formula="of:=MAX([.J8]-2;[.I9]-2;[.I8]+IF([.H9]=[.J7];1;-1))" office:value-type="float" office:value="5" calcext:value-type="float">
            <text:p>5</text:p>
          </table:table-cell>
          <table:table-cell table:formula="of:=MAX([.K8]-2;[.J9]-2;[.J8]+IF([.I9]=[.K7];1;-1))" office:value-type="float" office:value="3" calcext:value-type="float">
            <text:p>3</text:p>
          </table:table-cell>
          <table:table-cell table:formula="of:=MAX([.L8]-2;[.K9]-2;[.K8]+IF([.J9]=[.L7];1;-1))" office:value-type="float" office:value="1" calcext:value-type="float">
            <text:p>1</text:p>
          </table:table-cell>
          <table:table-cell table:formula="of:=MAX([.M8]-2;[.L9]-2;[.L8]+IF([.K9]=[.M7];1;-1)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-16" calcext:value-type="float">
            <text:p>-16</text:p>
          </table:table-cell>
          <table:table-cell table:formula="of:=MAX([.D9]-2;[.C10]-2;[.C9]+IF([.B10]=[.D8];1;-1))" office:value-type="float" office:value="-15" calcext:value-type="float">
            <text:p>-15</text:p>
          </table:table-cell>
          <table:table-cell table:formula="of:=MAX([.E9]-2;[.D10]-2;[.D9]+IF([.C10]=[.E8];1;-1))" office:value-type="float" office:value="-12" calcext:value-type="float">
            <text:p>-12</text:p>
          </table:table-cell>
          <table:table-cell table:formula="of:=MAX([.F9]-2;[.E10]-2;[.E9]+IF([.D10]=[.F8];1;-1))" office:value-type="float" office:value="-9" calcext:value-type="float">
            <text:p>-9</text:p>
          </table:table-cell>
          <table:table-cell table:formula="of:=MAX([.G9]-2;[.F10]-2;[.F9]+IF([.E10]=[.G8];1;-1))" office:value-type="float" office:value="-6" calcext:value-type="float">
            <text:p>-6</text:p>
          </table:table-cell>
          <table:table-cell table:formula="of:=MAX([.H9]-2;[.G10]-2;[.G9]+IF([.F10]=[.H8];1;-1))" office:value-type="float" office:value="-3" calcext:value-type="float">
            <text:p>-3</text:p>
          </table:table-cell>
          <table:table-cell table:formula="of:=MAX([.I9]-2;[.H10]-2;[.H9]+IF([.G10]=[.I8];1;-1))" office:value-type="float" office:value="0" calcext:value-type="float">
            <text:p>0</text:p>
          </table:table-cell>
          <table:table-cell table:formula="of:=MAX([.J9]-2;[.I10]-2;[.I9]+IF([.H10]=[.J8];1;-1))" office:value-type="float" office:value="3" calcext:value-type="float">
            <text:p>3</text:p>
          </table:table-cell>
          <table:table-cell table:formula="of:=MAX([.K9]-2;[.J10]-2;[.J9]+IF([.I10]=[.K8];1;-1))" office:value-type="float" office:value="6" calcext:value-type="float">
            <text:p>6</text:p>
          </table:table-cell>
          <table:table-cell table:formula="of:=MAX([.L9]-2;[.K10]-2;[.K9]+IF([.J10]=[.L8];1;-1))" office:value-type="float" office:value="4" calcext:value-type="float">
            <text:p>4</text:p>
          </table:table-cell>
          <table:table-cell table:formula="of:=MAX([.M9]-2;[.L10]-2;[.L9]+IF([.K10]=[.M8];1;-1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-18" calcext:value-type="float">
            <text:p>-18</text:p>
          </table:table-cell>
          <table:table-cell table:formula="of:=MAX([.D10]-2;[.C11]-2;[.C10]+IF([.B11]=[.D9];1;-1))" office:value-type="float" office:value="-17" calcext:value-type="float">
            <text:p>-17</text:p>
          </table:table-cell>
          <table:table-cell table:formula="of:=MAX([.E10]-2;[.D11]-2;[.D10]+IF([.C11]=[.E9];1;-1))" office:value-type="float" office:value="-14" calcext:value-type="float">
            <text:p>-14</text:p>
          </table:table-cell>
          <table:table-cell table:formula="of:=MAX([.F10]-2;[.E11]-2;[.E10]+IF([.D11]=[.F9];1;-1))" office:value-type="float" office:value="-11" calcext:value-type="float">
            <text:p>-11</text:p>
          </table:table-cell>
          <table:table-cell table:formula="of:=MAX([.G10]-2;[.F11]-2;[.F10]+IF([.E11]=[.G9];1;-1))" office:value-type="float" office:value="-8" calcext:value-type="float">
            <text:p>-8</text:p>
          </table:table-cell>
          <table:table-cell table:formula="of:=MAX([.H10]-2;[.G11]-2;[.G10]+IF([.F11]=[.H9];1;-1))" office:value-type="float" office:value="-5" calcext:value-type="float">
            <text:p>-5</text:p>
          </table:table-cell>
          <table:table-cell table:formula="of:=MAX([.I10]-2;[.H11]-2;[.H10]+IF([.G11]=[.I9];1;-1))" office:value-type="float" office:value="-2" calcext:value-type="float">
            <text:p>-2</text:p>
          </table:table-cell>
          <table:table-cell table:formula="of:=MAX([.J10]-2;[.I11]-2;[.I10]+IF([.H11]=[.J9];1;-1))" office:value-type="float" office:value="1" calcext:value-type="float">
            <text:p>1</text:p>
          </table:table-cell>
          <table:table-cell table:formula="of:=MAX([.K10]-2;[.J11]-2;[.J10]+IF([.I11]=[.K9];1;-1))" office:value-type="float" office:value="4" calcext:value-type="float">
            <text:p>4</text:p>
          </table:table-cell>
          <table:table-cell table:formula="of:=MAX([.L10]-2;[.K11]-2;[.K10]+IF([.J11]=[.L9];1;-1))" office:value-type="float" office:value="7" calcext:value-type="float">
            <text:p>7</text:p>
          </table:table-cell>
          <table:table-cell table:formula="of:=MAX([.M10]-2;[.L11]-2;[.L10]+IF([.K11]=[.M9];1;-1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-20" calcext:value-type="float">
            <text:p>-20</text:p>
          </table:table-cell>
          <table:table-cell table:formula="of:=MAX([.D11]-2;[.C12]-2;[.C11]+IF([.B12]=[.D10];1;-1))" office:value-type="float" office:value="-19" calcext:value-type="float">
            <text:p>-19</text:p>
          </table:table-cell>
          <table:table-cell table:formula="of:=MAX([.E11]-2;[.D12]-2;[.D11]+IF([.C12]=[.E10];1;-1))" office:value-type="float" office:value="-16" calcext:value-type="float">
            <text:p>-16</text:p>
          </table:table-cell>
          <table:table-cell table:formula="of:=MAX([.F11]-2;[.E12]-2;[.E11]+IF([.D12]=[.F10];1;-1))" office:value-type="float" office:value="-13" calcext:value-type="float">
            <text:p>-13</text:p>
          </table:table-cell>
          <table:table-cell table:formula="of:=MAX([.G11]-2;[.F12]-2;[.F11]+IF([.E12]=[.G10];1;-1))" office:value-type="float" office:value="-10" calcext:value-type="float">
            <text:p>-10</text:p>
          </table:table-cell>
          <table:table-cell table:formula="of:=MAX([.H11]-2;[.G12]-2;[.G11]+IF([.F12]=[.H10];1;-1))" office:value-type="float" office:value="-7" calcext:value-type="float">
            <text:p>-7</text:p>
          </table:table-cell>
          <table:table-cell table:formula="of:=MAX([.I11]-2;[.H12]-2;[.H11]+IF([.G12]=[.I10];1;-1))" office:value-type="float" office:value="-4" calcext:value-type="float">
            <text:p>-4</text:p>
          </table:table-cell>
          <table:table-cell table:formula="of:=MAX([.J11]-2;[.I12]-2;[.I11]+IF([.H12]=[.J10];1;-1))" office:value-type="float" office:value="-1" calcext:value-type="float">
            <text:p>-1</text:p>
          </table:table-cell>
          <table:table-cell table:formula="of:=MAX([.K11]-2;[.J12]-2;[.J11]+IF([.I12]=[.K10];1;-1))" office:value-type="float" office:value="2" calcext:value-type="float">
            <text:p>2</text:p>
          </table:table-cell>
          <table:table-cell table:formula="of:=MAX([.L11]-2;[.K12]-2;[.K11]+IF([.J12]=[.L10];1;-1))" office:value-type="float" office:value="5" calcext:value-type="float">
            <text:p>5</text:p>
          </table:table-cell>
          <table:table-cell table:formula="of:=MAX([.M11]-2;[.L12]-2;[.L11]+IF([.K12]=[.M10];1;-1))" office:value-type="float" office:value="8" calcext:value-type="float">
            <text:p>8</text:p>
          </table:table-cell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0:50:18.054394700</meta:creation-date>
    <dc:date>2018-08-23T11:14:20.359962545</dc:date>
    <meta:editing-duration>PT24M6S</meta:editing-duration>
    <meta:editing-cycles>3</meta:editing-cycles>
    <meta:generator>LibreOffice/6.0.6.2$Linux_X86_64 LibreOffice_project/00m0$Build-2</meta:generator>
    <meta:document-statistic meta:table-count="1" meta:cell-count="141" meta:object-count="0"/>
  </office:meta>
</office:document-meta>
</file>